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BA – Création d'une landing page</text:p>
      <text:p text:style-name="Standard"/>
      <text:p text:style-name="Standard">Création d'une <text:span text:style-name="T1">landing page responsive</text:span></text:p>
      <text:p text:style-name="Standard">- Une offre définie (obtenir le catalogue)</text:p>
      <text:p text:style-name="Standard">- Un appel à l'action (formulaire + bouton)</text:p>
      <text:p text:style-name="Standard">- Pas de navigation ni d'éléments perturbateurs afin d'éviter d'attirer l'attention ailleurs</text:p>
      <text:p text:style-name="Standard">- Logo + 6 image(s) + textes</text:p>
      <text:p text:style-name="Standard"/>
      <text:p text:style-name="Standard"/>
      <text:p text:style-name="Standard"/>
      <text:p text:style-name="Standard">Client : DesignMeuble</text:p>
      <text:p text:style-name="Standard"/>
      <text:p text:style-name="Standard">Contenu de la landing page :</text:p>
      <text:p text:style-name="Standard"/>
      <text:p text:style-name="Standard"/>
      <text:p text:style-name="Standard">TITRE :</text:p>
      <text:p text:style-name="Standard">NOTRE EXPERTISE EN MOBILIER DESIGN</text:p>
      <text:p text:style-name="Standard"/>
      <text:p text:style-name="Standard"/>
      <text:p text:style-name="Standard"/>
      <text:p text:style-name="Standard">APPEL À L'ACTION :</text:p>
      <text:p text:style-name="Standard">OBTENEZ VOTRE CATALOGUE GRATUIT</text:p>
      <text:p text:style-name="Standard"/>
      <text:p text:style-name="Standard">FORMULAIRE :</text:p>
      <text:p text:style-name="Standard">Votre nom</text:p>
      <text:p text:style-name="Standard">Votre email</text:p>
      <text:p text:style-name="Standard">Votre téléphone</text:p>
      <text:p text:style-name="Standard">Votre Code Postal</text:p>
      <text:p text:style-name="Standard"/>
      <text:p text:style-name="Standard">Bouton: Envoyer Maintenant !</text:p>
      <text:p text:style-name="Standard"/>
      <text:p text:style-name="Standard"/>
      <text:p text:style-name="Standard"><text:s/></text:p>
      <text:p text:style-name="Standard">Nous sommes une équipe basée sur Charleroi. Notre expertise en design d'intérieur. Sed ut perspiciatis unde omnis iste natus error sit voluptatem accusantium doloremque laudantium, totam rem aperiam, eaque ipsa quae ab illo inventore veritatis et quasi architecto beatae vitae dicta sunt explicabo.</text:p>
      <text:p text:style-name="Standard"/>
      <text:p text:style-name="Standard"/>
      <text:p text:style-name="Standard">NOUS CONTACTER</text:p>
      <text:p text:style-name="Standard">DesignMeuble</text:p>
      <text:p text:style-name="Standard">Boulevard Tirou</text:p>
      <text:p text:style-name="Standard">6000 Charleroi</text:p>
      <text:p text:style-name="Standard">Téléphone: 32 71 123456</text:p>
      <text:p text:style-name="Standard">Email : contact@designmeuble.be</text:p>
      <text:p text:style-name="Standard">© Copyright 2021- Modèle de design d'intérieur par DesignMeu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ric Delbrassinne</meta:initial-creator>
    <meta:creation-date>2021-03-01T16:02:55</meta:creation-date>
    <meta:document-statistic meta:table-count="0" meta:image-count="0" meta:object-count="0" meta:page-count="1" meta:paragraph-count="27" meta:word-count="150" meta:character-count="978"/>
    <dc:date>2021-03-01T16:04:31</dc:date>
    <dc:creator>Eric Delbrassinne</dc:creator>
    <meta:editing-duration>PT1M36S</meta:editing-duration>
    <meta:editing-cycles>1</meta:editing-cycles>
    <meta:generator>OpenOffice/4.1.6$Unix OpenOffice.org_project/416m1$Build-9790</meta:generator>
  </office:meta>
</office:document-meta>
</file>